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2df"/>
    </style:style>
    <style:style style:name="P2" style:family="paragraph" style:parent-style-name="Standard">
      <style:text-properties officeooo:rsid="000252df" officeooo:paragraph-rsid="00025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PEDI- Residência em TI</text:p>
      <text:p text:style-name="P2">Aluno: Edmundo Santos Bomfim</text:p>
      <text:p text:style-name="P2">Professor: Álvaro</text:p>
      <text:p text:style-name="P2"/>
      <text:p text:style-name="P2">Exercício 07: as extensões instaladas são: C/C++ Compile Run, C/C++ Extension Pack, C/C++ Runner, C#, Cmake, CodeLLDB e Dracula Official.</text:p>
      <text:p text:style-name="P2"/>
      <text:p text:style-name="P2">Exercício 08: Instalei portuguese oficial e alterou o idioma;</text:p>
      <text:p text:style-name="P2"/>
      <text:p text:style-name="P2">Exercício 09: Fui na opção de extensões, pesquisei por dracula oficial, instalei e selecionei o tema dracula soft. A partir deste momento o tema da IDE altero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5:14:29.764000000</meta:creation-date>
    <dc:date>2023-08-30T15:22:43.119000000</dc:date>
    <meta:editing-duration>PT8M37S</meta:editing-duration>
    <meta:editing-cycles>1</meta:editing-cycles>
    <meta:document-statistic meta:table-count="0" meta:image-count="0" meta:object-count="0" meta:page-count="1" meta:paragraph-count="6" meta:word-count="66" meta:character-count="427" meta:non-whitespace-character-count="367"/>
    <meta:generator>LibreOffice/7.6.0.3$Windows_X86_64 LibreOffice_project/69edd8b8ebc41d00b4de3915dc82f8f0fc3b6265</meta:generator>
  </office:meta>
</office:document-meta>
</file>